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1.91667in" style:font-size-asian="1.91667in" style:font-size-complex="1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LabChat</text:span></text:p>
          </draw:text-box>
          <svg:title/>
          <svg:desc/>
        </draw:frame>
        <draw:frame draw:id="id64" presentation:style-name="a344" draw:name="Untertitel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Hanna Schulze, Oliver Wagner</text:span></text:p>
            <text:p text:style-name="a343" text:class-names="" text:cond-style-name=""><text:span text:style-name="a341" text:class-names="">Cloud Computing WS 18/19</text:span><text:span text:style-name="a342" text:class-names=""/></text:p>
          </draw:text-box>
          <svg:title/>
          <svg:desc/>
        </draw:frame>
      </draw:page>
      <draw:page draw:name="Slide2" draw:style-name="a345" draw:master-page-name="Master1-Layout1-title-Titelfolie" presentation:presentation-page-layout-name="Master1-PPL1" draw:id="Slide-257">
        <draw:frame draw:id="id65" presentation:style-name="a349" draw:name="Titel 1" svg:x="0.22152in" svg:y="6.83544in" svg:width="1.67933in" svg:height="0.50943in" presentation:class="title" presentation:placeholder="false">
          <draw:text-box>
            <text:p text:style-name="a348" text:class-names="" text:cond-style-name=""><text:span text:style-name="a346" text:class-names="">Lab</text:span><text:span text:style-name="a347" text:class-names="">Chat</text:span></text:p>
          </draw:text-box>
          <svg:title/>
          <svg:desc/>
        </draw:frame>
        <draw:frame draw:id="id66" presentation:style-name="a353" draw:name="Untertitel 2" svg:x="4.77848in" svg:y="6.83544in" svg:width="8.7616in" svg:height="0.43418in" presentation:class="subtitle" presentation:placeholder="false">
          <draw:text-box>
            <text:p text:style-name="a352" text:class-names="" text:cond-style-name=""><text:span text:style-name="a350" text:class-names="">Hanna Schulze, Oliver Wagner //Cloud Computing WS 18/19</text:span><text:span text:style-name="a351" text:class-names=""/></text:p>
          </draw:text-box>
          <svg:title/>
          <svg:desc/>
        </draw:frame>
        <draw:frame draw:id="id67" draw:style-name="a357" draw:name="Textfeld 3" svg:x="0.37342in" svg:y="0.36709in" svg:width="8.37342in" svg:height="0.90879in">
          <draw:text-box>
            <text:p text:style-name="a356" text:class-names="" text:cond-style-name=""><text:span text:style-name="a354" text:class-names="">Agenda</text:span><text:span text:style-name="a355" text:class-names=""/></text:p>
          </draw:text-box>
          <svg:title/>
          <svg:desc/>
        </draw:frame>
        <draw:frame draw:id="id68" draw:style-name="a375" draw:name="Textfeld 4" svg:x="1.06118in" svg:y="1.39501in" svg:width="8.26582in" svg:height="3.13027in">
          <draw:text-box>
            <text:list text:style-name="a360">
              <text:list-item>
                <text:p text:style-name="a359" text:class-names="" text:cond-style-name=""><text:span text:style-name="a358" text:class-names="">Identified issues</text:span></text:p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>Solution</text:span></text:p>
              </text:list-item>
            </text:list>
            <text:list text:style-name="a367">
              <text:list-item>
                <text:p text:style-name="a366" text:class-names="" text:cond-style-name=""><text:span text:style-name="a364" text:class-names="">Lesson-learnt</text:span><text:span text:style-name="a365" text:class-names=""/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/></text:p>
              </text:list-item>
            </text:list>
            <text:list text:style-name="a374">
              <text:list-item>
                <text:p text:style-name="a373" text:class-names="" text:cond-style-name=""><text:span text:style-name="a371" text:class-names="">Live Demo</text:span><text:span text:style-name="a372" text:class-names=""/></text:p>
              </text:list-item>
            </text:list>
          </draw:text-box>
          <svg:title/>
          <svg:desc/>
        </draw:frame>
      </draw:page>
      <draw:page draw:name="Slide18" draw:style-name="a376" draw:master-page-name="Master1-Layout2-obj-Titel-und-Inhalt" presentation:presentation-page-layout-name="Master1-PPL2" draw:id="Slide-273">
        <draw:frame draw:id="id69" presentation:style-name="a380" draw:name="Titel 1" svg:x="0.91667in" svg:y="0.39931in" svg:width="11.5in" svg:height="1.44965in" presentation:class="title" presentation:placeholder="false">
          <draw:text-box>
            <text:p text:style-name="a379" text:class-names="" text:cond-style-name=""><text:span text:style-name="a377" text:class-names="">Agenda</text:span><text:span text:style-name="a378" text:class-names=""/></text:p>
          </draw:text-box>
          <svg:title/>
          <svg:desc/>
        </draw:frame>
        <draw:frame draw:id="id70" presentation:style-name="a400" draw:name="Inhaltsplatzhalter 2" svg:x="0.91667in" svg:y="1.99653in" svg:width="11.5in" svg:height="4.75868in" presentation:class="outline" presentation:placeholder="false">
          <draw:text-box>
            <text:list text:style-name="a383">
              <text:list-item>
                <text:p text:style-name="a382" text:class-names="" text:cond-style-name=""><text:span text:style-name="a381" text:class-names="">Identified issues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Solution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Lesson-learnt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3" text:class-names="">Live Demo</text:span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</draw:text-box>
          <svg:title/>
          <svg:desc/>
        </draw:frame>
      </draw:page>
      <draw:page draw:name="Slide16" draw:style-name="a401" draw:master-page-name="Master1-Layout2-obj-Titel-und-Inhalt" presentation:presentation-page-layout-name="Master1-PPL2" draw:id="Slide-271">
        <draw:frame draw:id="id71" presentation:style-name="a408" draw:name="Titel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2" text:class-names="">Identified</text:span><text:span text:style-name="a403" text:class-names=""><text:s text:c="1"/></text:span><text:span text:style-name="a404" text:class-names="">I</text:span><text:span text:style-name="a405" text:class-names="">ssues</text:span><text:span text:style-name="a406" text:class-names=""/></text:p>
          </draw:text-box>
          <svg:title/>
          <svg:desc/>
        </draw:frame>
        <draw:frame draw:id="id72" presentation:style-name="a409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7" draw:style-name="a410" draw:master-page-name="Master1-Layout2-obj-Titel-und-Inhalt" presentation:presentation-page-layout-name="Master1-PPL2" draw:id="Slide-272">
        <draw:frame draw:id="id73" presentation:style-name="a414" draw:name="Titel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Solution</text:span><text:span text:style-name="a412" text:class-names=""/></text:p>
          </draw:text-box>
          <svg:title/>
          <svg:desc/>
        </draw:frame>
        <draw:frame draw:id="id74" presentation:style-name="a415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5" draw:style-name="a416" draw:master-page-name="Master1-Layout2-obj-Titel-und-Inhalt" presentation:presentation-page-layout-name="Master1-PPL2" draw:id="Slide-270">
        <draw:frame draw:id="id75" presentation:style-name="a420" draw:name="Titel 1" svg:x="0.91667in" svg:y="0.39931in" svg:width="11.5in" svg:height="1.44965in" presentation:class="title" presentation:placeholder="false">
          <draw:text-box>
            <text:p text:style-name="a419" text:class-names="" text:cond-style-name=""><text:span text:style-name="a417" text:class-names="">Lesson-learnt</text:span><text:span text:style-name="a418" text:class-names=""/></text:p>
          </draw:text-box>
          <svg:title/>
          <svg:desc/>
        </draw:frame>
        <draw:frame draw:id="id76" presentation:style-name="a421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422" draw:master-page-name="Master1-Layout1-title-Titelfolie" presentation:presentation-page-layout-name="Master1-PPL1" draw:id="Slide-262">
        <draw:frame draw:id="id77" presentation:style-name="a425" draw:name="Titel 1" svg:x="0.22152in" svg:y="6.83544in" svg:width="1.67933in" svg:height="0.50943in" presentation:class="title" presentation:placeholder="false">
          <draw:text-box>
            <text:p text:style-name="a424" text:class-names="" text:cond-style-name=""><text:span text:style-name="a423" text:class-names="">LabChat</text:span></text:p>
          </draw:text-box>
          <svg:title/>
          <svg:desc/>
        </draw:frame>
        <draw:frame draw:id="id78" presentation:style-name="a429" draw:name="Untertitel 2" svg:x="4.77848in" svg:y="6.83544in" svg:width="8.7616in" svg:height="0.43418in" presentation:class="subtitle" presentation:placeholder="false">
          <draw:text-box>
            <text:p text:style-name="a428" text:class-names="" text:cond-style-name=""><text:span text:style-name="a426" text:class-names="">Hanna Schulze, Oliver Wagner //Cloud Computing WS 18/19</text:span><text:span text:style-name="a427" text:class-names=""/></text:p>
          </draw:text-box>
          <svg:title/>
          <svg:desc/>
        </draw:frame>
        <draw:frame draw:id="id79" draw:style-name="a433" draw:name="Textfeld 3" svg:x="0.37342in" svg:y="0.36709in" svg:width="8.37342in" svg:height="0.90879in">
          <draw:text-box>
            <text:p text:style-name="a432" text:class-names="" text:cond-style-name=""><text:span text:style-name="a430" text:class-names="">Live Demo</text:span><text:span text:style-name="a431" text:class-names=""/></text:p>
          </draw:text-box>
          <svg:title/>
          <svg:desc/>
        </draw:frame>
        <draw:frame draw:id="id80" draw:style-name="a439" draw:name="Textfeld 4" svg:x="0.67411in" svg:y="2.8917in" svg:width="12.00944in" svg:height="1.7166in">
          <draw:text-box>
            <text:p text:style-name="a436" text:class-names="" text:cond-style-name=""><text:span text:style-name="a434" text:class-names=""><text:a xlink:href="https://objective-euler.mybluemix.net/" text:style-name="" text:visited-style-name="">https://objective-euler.mybluemix.net/</text:a></text:span><text:span text:style-name="a435" text:class-names=""/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7.12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7.12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7.12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7.12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7.12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.12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7.12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7.12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7.12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.12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7.12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7.12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bChat</dc:title>
    <meta:initial-creator>Oliver Wagner</meta:initial-creator>
    <dc:creator>Hanna</dc:creator>
    <meta:creation-date>2018-10-21T20:29:05Z</meta:creation-date>
    <dc:date>2018-12-17T11:03:11Z</dc:date>
    <meta:editing-cycles>24</meta:editing-cycles>
    <meta:editing-duration>PT0S</meta:editing-duration>
    <meta:document-statistic meta:paragraph-count="24" meta:word-count="60"/>
  </office:meta>
</office:document-meta>
</file>